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BA 2024 Play-by-play Finals Data" table:style-name="ta1">
        <table:table-column table:style-name="co1" table:number-columns-repeated="9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DAL_play</text:p>
          </table:table-cell>
          <table:table-cell office:value-type="string" table:style-name="ce1">
            <text:p>DAL_score_tally</text:p>
          </table:table-cell>
          <table:table-cell office:value-type="string" table:style-name="ce1">
            <text:p>score_board</text:p>
          </table:table-cell>
          <table:table-cell office:value-type="string" table:style-name="ce1">
            <text:p>BOS_score_tally</text:p>
          </table:table-cell>
          <table:table-cell office:value-type="string" table:style-name="ce1">
            <text:p>BOS_play</text:p>
          </table:table-cell>
          <table:table-cell office:value-type="string" table:style-name="ce1">
            <text:p>quarter</text:p>
          </table:table-cell>
          <table:table-cell office:value-type="string" table:style-name="ce1">
            <text:p>timediff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06 20:30:00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06 20:3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. Horford makes 2-pt dunk from 1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06 20:30:44</text:p>
          </table:table-cell>
          <table:table-cell office:value-type="string" table:style-name="ce1">
            <text:p>D. Jones makes 3-pt jump shot from 27 ft (assist by D. Gaffo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06 20:30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-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oliday makes 3-pt jump shot from 27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06 20:31:15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06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06 20:31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9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06 20:31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2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06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06 20:3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06 20:3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8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06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06 20:32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06 20:32:1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3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06 20:32:14</text:p>
          </table:table-cell>
          <table:table-cell office:value-type="string" table:style-name="ce1">
            <text:p>Personal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06 20:32:27</text:p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7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06 20:32:28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06 20:32:28</text:p>
          </table:table-cell>
          <table:table-cell office:value-type="string" table:style-name="ce1">
            <text:p>D. Gafford makes 2-pt layup at ri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06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06 20:32:47</text:p>
          </table:table-cell>
          <table:table-cell office:value-type="string" table:style-name="ce1">
            <text:p>P. Washington makes 2-pt dunk from 2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6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06 20:32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. Horford makes 3-pt jump shot from 24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76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06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2 ft (assist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>K. Irving misses 2-pt jump shot from 10 ft (block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06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06 20:3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2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06 20:34:03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06 20:34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06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06 20:34:21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06 20:34:27</text:p>
          </table:table-cell>
          <table:table-cell office:value-type="string" table:style-name="ce1">
            <text:p>K. Irving makes 2-pt jump shot from 1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Brown (drawn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06 20:34:51</text:p>
          </table:table-cell>
          <table:table-cell office:value-type="string" table:style-name="ce1">
            <text:p>K. Irving makes 2-pt jump shot from 16 ft (assist by D. Lively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06 20:35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2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06 20:35:22</text:p>
          </table:table-cell>
          <table:table-cell office:value-type="string" table:style-name="ce1">
            <text:p>L. Dončić makes 2-pt jump shot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06 20:35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06 20:35:56</text:p>
          </table:table-cell>
          <table:table-cell office:value-type="string" table:style-name="ce1">
            <text:p>D. Jones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56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06 20:35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7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06 20:36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06 20:36:19</text:p>
          </table:table-cell>
          <table:table-cell office:value-type="string" table:style-name="ce1">
            <text:p>D. Jones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9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06 20:36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L. Dončić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>J. Hard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06 20:36:49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8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06 20:37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06 20:37:22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06 20:37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; steal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06 20:37:38</text:p>
          </table:table-cell>
          <table:table-cell office:value-type="string" table:style-name="ce1">
            <text:p>P. Washington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06 20:37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06 20:37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3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06 20:37:43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3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06 20:37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06 20:38:04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06 20:3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06 20:38:32</text:p>
          </table:table-cell>
          <table:table-cell office:value-type="string" table:style-name="ce1">
            <text:p>J. Green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2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06 20:38:33</text:p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06 20:38:34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06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06 20:38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06 20:38:50</text:p>
          </table:table-cell>
          <table:table-cell office:value-type="string" table:style-name="ce1">
            <text:p>J. Hardy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>K. Irving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06 20:3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dunk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06 20:39:24</text:p>
          </table:table-cell>
          <table:table-cell office:value-type="string" table:style-name="ce1">
            <text:p>J. Hardy misses 2-pt layup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4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06 20:39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06 20:39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79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06 20:40:02</text:p>
          </table:table-cell>
          <table:table-cell office:value-type="string" table:style-name="ce1">
            <text:p>J. Hardy makes 2-pt jump shot from 1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2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Tatum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06 20:40:43</text:p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06 20:4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06 20:4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Porziņģis makes 3-pt jump shot from 29 ft (assist by P. Pritcha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06 20:41:02</text:p>
          </table:table-cell>
          <table:table-cell office:value-type="string" table:style-name="ce1">
            <text:p>K. Irving misses 2-pt jump shot from 1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2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06 20:41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06 20:4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. Hauser makes 3-pt jump shot from 23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06 20:41:21</text:p>
          </table:table-cell>
          <table:table-cell office:value-type="string" table:style-name="ce1">
            <text:p>J. Hardy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1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06 20:4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06 20:41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07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06 20:41:51</text:p>
          </table:table-cell>
          <table:table-cell office:value-type="string" table:style-name="ce1">
            <text:p>J. Green misses 2-pt dunk from 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06 20:4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4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06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3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06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hook shot from 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06 20:30:21</text:p>
          </table:table-cell>
          <table:table-cell office:value-type="string" table:style-name="ce1">
            <text:p>K. Irving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06 20:30:22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06 20:30:31</text:p>
          </table:table-cell>
          <table:table-cell office:value-type="string" table:style-name="ce1">
            <text:p>K. Irving makes 2-pt hook shot from 5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06 20:30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06 20:3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06 20:3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06 20:31:20</text:p>
          </table:table-cell>
          <table:table-cell office:value-type="string" table:style-name="ce1">
            <text:p>D. Gafford makes 2-pt hook shot from 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4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80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06 20:3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4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. Hauser makes 3-pt jump shot from 23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Shooting foul by S. Hauser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24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6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06 20:31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>K. Irving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06 20:32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06 20:32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06 20:32:30</text:p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06 20:32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4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06 20:32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30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06 20:33:00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80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Shooting foul by P. Pritcha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enters the game for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layup from 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06 20:33:34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06 20:33:44</text:p>
          </table:table-cell>
          <table:table-cell office:value-type="string" table:style-name="ce1">
            <text:p>Personal foul by K. Porziņģis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06 20:33:57</text:p>
          </table:table-cell>
          <table:table-cell office:value-type="string" table:style-name="ce1">
            <text:p>Turnover by D. Lively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06 20:34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06 20:34:1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54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06 20:34:28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8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06 20:3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06 20:34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0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06 20:35:03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3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06 20:35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0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K. Irving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M. Kleber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06 20:35:49</text:p>
          </table:table-cell>
          <table:table-cell office:value-type="string" table:style-name="ce1">
            <text:p>D. Jones makes 2-pt jump shot from 6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06 20:36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06 20:36:0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06 20:36:24</text:p>
          </table:table-cell>
          <table:table-cell office:value-type="string" table:style-name="ce1">
            <text:p>Personal foul by J. Holiday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06 20:36:34</text:p>
          </table:table-cell>
          <table:table-cell office:value-type="string" table:style-name="ce1">
            <text:p>L. Dončić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94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06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06 20:36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Brown makes 3-pt jump shot from 23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05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06 20:36:55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29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06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06 20:37:11</text:p>
          </table:table-cell>
          <table:table-cell office:value-type="string" table:style-name="ce1">
            <text:p>Offensive foul by M. Kleber (drawn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06 20:37:11</text:p>
          </table:table-cell>
          <table:table-cell office:value-type="string" table:style-name="ce1">
            <text:p>Turnover by M. Kleber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06 20:37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White makes 2-pt dunk from 2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7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06 20:37:41</text:p>
          </table:table-cell>
          <table:table-cell office:value-type="string" table:style-name="ce1">
            <text:p>Turnover by K. Irving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29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61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06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Tatum makes 3-pt jump shot from 27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06 20:38:01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06 20:38:01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06 20:38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7 ft (block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06 20:38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06 20:38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06 20:38:44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06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06 20:38:5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ersonal foul by J. Holiday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. Washington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06 20:39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>L. Dončić makes 2-pt jump shot from 6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06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06 20:39:52</text:p>
          </table:table-cell>
          <table:table-cell office:value-type="string" table:style-name="ce1">
            <text:p>L. Dončić misses 2-pt hook shot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2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06 20:39:52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2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06 20:39:54</text:p>
          </table:table-cell>
          <table:table-cell office:value-type="string" table:style-name="ce1">
            <text:p>P. Washington makes 2-pt dunk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5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4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06 20:40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Porziņģis makes 3-pt jump shot from 26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2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06 20:40:35</text:p>
          </table:table-cell>
          <table:table-cell office:value-type="string" table:style-name="ce1">
            <text:p>M. Kleber makes 2-pt layup from 6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>D. Jones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06 20:41:05</text:p>
          </table:table-cell>
          <table:table-cell office:value-type="string" table:style-name="ce1">
            <text:p>L. Dončić makes 2-pt jump shot from 15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06 20:41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06 20:41:27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06 20:41:51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06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06 20:30:19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4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06 20:3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7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06 20:31:00</text:p>
          </table:table-cell>
          <table:table-cell office:value-type="string" table:style-name="ce1">
            <text:p>K. Irving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06 20:31:01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06 20:31:01</text:p>
          </table:table-cell>
          <table:table-cell office:value-type="string" table:style-name="ce1">
            <text:p>D. Gafford makes 2-pt layup at ri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06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06 20:31:14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06 20:31:33</text:p>
          </table:table-cell>
          <table:table-cell office:value-type="string" table:style-name="ce1">
            <text:p>L. Dončić misses 2-pt jump shot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06 20:3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06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06 20:31:45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06 20:31:54</text:p>
          </table:table-cell>
          <table:table-cell office:value-type="string" table:style-name="ce1">
            <text:p>K. Irving makes 2-pt jump shot from 10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06 20:32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3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06 20:32:20</text:p>
          </table:table-cell>
          <table:table-cell office:value-type="string" table:style-name="ce1">
            <text:p>K. Irving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06 20:3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06 20:32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jump shot from 1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06 20:32:49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9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06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06 20:32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9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06 20:33:0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06 20:33:12</text:p>
          </table:table-cell>
          <table:table-cell office:value-type="string" table:style-name="ce1">
            <text:p>L. Dončić misses 3-pt jump shot from 26 ft (block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2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06 20:33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J. Brown (drawn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>Turnover by K. Irving (lost ball; steal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06 20:33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06 20:33:50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0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0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06 20:34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6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0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06 20:34:16</text:p>
          </table:table-cell>
          <table:table-cell office:value-type="string" table:style-name="ce1">
            <text:p>P. Washington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6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06 20:3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06 20:34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20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1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06 20:34:53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93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Holiday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Holiday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06 20:35:19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Shooting foul by D. White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06 20:35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06 20:35:47</text:p>
          </table:table-cell>
          <table:table-cell office:value-type="string" table:style-name="ce1">
            <text:p>L. Dončić makes 3-pt jump shot from 28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06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06 20:36:14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74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06 20:36:22</text:p>
          </table:table-cell>
          <table:table-cell office:value-type="string" table:style-name="ce1">
            <text:p>D. Jones misses 2-pt layup from 2 ft (block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2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06 20:36:24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06 20:36:25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06 20:36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06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06 20:36:27</text:p>
          </table:table-cell>
          <table:table-cell office:value-type="string" table:style-name="ce1">
            <text:p>M. Kleber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06 20:36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Porziņģis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8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06 20:37:00</text:p>
          </table:table-cell>
          <table:table-cell office:value-type="string" table:style-name="ce1">
            <text:p>K. Irving makes 2-pt jump shot from 10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06 20:3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D. White (drawn by P. Washingto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06 20:37:32</text:p>
          </table:table-cell>
          <table:table-cell office:value-type="string" table:style-name="ce1">
            <text:p>L. Dončić makes 3-pt jump shot from 28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06 20:37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06 20:37:53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06 20:37:55</text:p>
          </table:table-cell>
          <table:table-cell office:value-type="string" table:style-name="ce1">
            <text:p>Turnover by D. Lively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06 20:38:25</text:p>
          </table:table-cell>
          <table:table-cell office:value-type="string" table:style-name="ce1">
            <text:p>Turnover by K. Irving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06 20:38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06 20:3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dunk from 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06 20:38:59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06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>T. Hardawa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>D. Jones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06 20:39:26</text:p>
          </table:table-cell>
          <table:table-cell office:value-type="string" table:style-name="ce1">
            <text:p>D. Jones misses 2-pt dunk from 2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06 20:39:27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06 20:39:34</text:p>
          </table:table-cell>
          <table:table-cell office:value-type="string" table:style-name="ce1">
            <text:p>D. Jones misses 2-pt dunk from 5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06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06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06 20:39:4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1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06 20:39:49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06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06 20:40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Tatum makes 3-pt jump shot from 26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06 20:40:0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06 20:40:21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>D. Gafford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>K. Irving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06 20:40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. Horford makes 3-pt jump shot from 23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06 20:41:00</text:p>
          </table:table-cell>
          <table:table-cell office:value-type="string" table:style-name="ce1">
            <text:p>K. Irving misses 2-pt layup from 3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0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06 20:41:0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1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06 20:41:09</text:p>
          </table:table-cell>
          <table:table-cell office:value-type="string" table:style-name="ce1">
            <text:p>K. Irving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06 20:4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06 20:41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Brown mak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6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06 20:41:45</text:p>
          </table:table-cell>
          <table:table-cell office:value-type="string" table:style-name="ce1">
            <text:p>T. Hardaway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5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Shooting foul by S. Hauser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06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06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3 ft (assist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06 20:30:42</text:p>
          </table:table-cell>
          <table:table-cell office:value-type="string" table:style-name="ce1">
            <text:p>D. Jones misses 2-pt dunk from 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06 20:30:44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06 20:30:49</text:p>
          </table:table-cell>
          <table:table-cell office:value-type="string" table:style-name="ce1">
            <text:p>P. Washington makes 2-pt layup from 1 ft (assist by M. Kleber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06 20:31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06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06 20:31:14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L. Dončić makes 2-pt layup from 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L. Dončić misses free throw 1 of 1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06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; steal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06 20:31:52</text:p>
          </table:table-cell>
          <table:table-cell office:value-type="string" table:style-name="ce1">
            <text:p>D. Jones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06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jump shot from 1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06 20:32:05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Shooting foul by D. White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06 20:32:23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06 20:32:30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06 20:3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06 20:32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62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06 20:32:51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1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06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06 20:33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jump shot from 1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6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06 20:33:08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88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06 20:33:22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White makes 2-pt layup from 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06 20:33:43</text:p>
          </table:table-cell>
          <table:table-cell office:value-type="string" table:style-name="ce1">
            <text:p>L. Dončić misses 2-pt jump shot from 14 f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06 20:3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06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jump shot from 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06 20:34:04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06 20:34:26</text:p>
          </table:table-cell>
          <table:table-cell office:value-type="string" table:style-name="ce1">
            <text:p>P. Washington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66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06 20:34:27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06 20:34:30</text:p>
          </table:table-cell>
          <table:table-cell office:value-type="string" table:style-name="ce1">
            <text:p>P. Washington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06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9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06 20:35:09</text:p>
          </table:table-cell>
          <table:table-cell office:value-type="string" table:style-name="ce1">
            <text:p>D. Lively makes 2-pt dunk from 2 ft (assist by P. Washingto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09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06 20:35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06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06 20:35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06 20:3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06 20:3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. Horford makes 2-pt layup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Shooting foul by J. Holiday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D. Lively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06 20:36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oliday makes 3-pt jump shot from 24 ft (assist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1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06 20:36:31</text:p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06 20:36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2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3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06 20:36:59</text:p>
          </table:table-cell>
          <table:table-cell office:value-type="string" table:style-name="ce1">
            <text:p>J. Hard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06 20:37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1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>T. Hardaway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>D. Powell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06 20:37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8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06 20:37:19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06 20:37:34</text:p>
          </table:table-cell>
          <table:table-cell office:value-type="string" table:style-name="ce1">
            <text:p>J. Hardy makes 3-pt jump shot from 27 ft (assist by D. Ex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Hardy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06 20:38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7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06 20:38:08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8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06 20:38:15</text:p>
          </table:table-cell>
          <table:table-cell office:value-type="string" table:style-name="ce1">
            <text:p>J. Hardy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0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Powell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>T. Hardaw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06 20:3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06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06 20:39:14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Shooting foul by L. Kornet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J. Hardy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>O. Brissett enters the game for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>S. Mykhailiuk enters the game for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2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06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. Mykhailiuk makes 2-pt jump shot from 9 ft (assist by S. Haus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06 20:39:46</text:p>
          </table:table-cell>
          <table:table-cell office:value-type="string" table:style-name="ce1">
            <text:p>Turnover by D. Exum (bad pass; steal by L. Kornet)</text:p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06 20:39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2-pt jump shot from 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7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06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L. Korne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06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Kornet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Personal foul by P. Pritchard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2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J. Hardy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3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4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06 20:40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4-10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. Hauser makes 2-pt jump shot from 21 ft (assist by P. Pritcha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4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06 20:40:34</text:p>
          </table:table-cell>
          <table:table-cell office:value-type="string" table:style-name="ce1">
            <text:p>J. Hardy makes 2-pt jump shot from 9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6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4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06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Pritchard (bad pass; steal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06 20:41:02</text:p>
          </table:table-cell>
          <table:table-cell office:value-type="string" table:style-name="ce1">
            <text:p>J. Green makes 3-pt jump shot from 24 ft (assist by J. Hard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62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06 20:41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0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06 20:41:22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06 20:41:30</text:p>
          </table:table-cell>
          <table:table-cell office:value-type="string" table:style-name="ce1">
            <text:p>J. Green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0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06 20:41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06 20:4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4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09 20:00:00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09 20:00:22</text:p>
          </table:table-cell>
          <table:table-cell office:value-type="string" table:style-name="ce1">
            <text:p>L. Dončić makes 2-pt jump shot from 1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09 20:0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1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09 20:00:49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09 20:01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-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09 20:01:12</text:p>
          </table:table-cell>
          <table:table-cell office:value-type="string" table:style-name="ce1">
            <text:p>P. Washington makes 3-pt jump shot from 28 ft (assist by K. Irving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09 20:01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2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09 20:01:3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09 20:01:48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8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09 20:0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09 20:0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. Horford makes 2-pt dunk from 1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5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09 20:02:08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09 20:02:1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09 20:0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Holiday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09 20:02:20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09 20:0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09 20:02:55</text:p>
          </table:table-cell>
          <table:table-cell office:value-type="string" table:style-name="ce1">
            <text:p>D. Gafford misses 2-pt layup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5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09 20:02:57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7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09 20:02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A. Horford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77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09 20:03:09</text:p>
          </table:table-cell>
          <table:table-cell office:value-type="string" table:style-name="ce1">
            <text:p>L. Dončić makes 2-pt jump shot from 10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9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09 20:0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09 20:03:2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09 20:03:34</text:p>
          </table:table-cell>
          <table:table-cell office:value-type="string" table:style-name="ce1">
            <text:p>K. Irving misses 2-pt layup from 6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09 20:03:41</text:p>
          </table:table-cell>
          <table:table-cell office:value-type="string" table:style-name="ce1">
            <text:p>K. Irving makes 2-pt jump shot from 20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09 20:03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09 20:0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09 20:03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8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09 20:04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09 20:04:06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09 20:04:16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6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09 20:04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09 20:04:3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09 20:04:45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5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09 20:05:06</text:p>
          </table:table-cell>
          <table:table-cell office:value-type="string" table:style-name="ce1">
            <text:p>M. Kleb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09 20:05:08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08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09 20:05:13</text:p>
          </table:table-cell>
          <table:table-cell office:value-type="string" table:style-name="ce1">
            <text:p>D. Lively misses 2-pt layup from 5 ft (block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09 20:05:14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>Turnover by D. Lively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09 20:05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M. Kleber misses 2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09 20:05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09 20:05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4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3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09 20:06:10</text:p>
          </table:table-cell>
          <table:table-cell office:value-type="string" table:style-name="ce1">
            <text:p>M. Kleber misses 2-pt layup from 2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09 20:06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1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09 20:06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09 20:06:25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09 20:06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00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09 20:06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09 20:06:5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7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09 20:07:03</text:p>
          </table:table-cell>
          <table:table-cell office:value-type="string" table:style-name="ce1">
            <text:p>Turnover by L. Dončić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09 20:0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travel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09 20:07:23</text:p>
          </table:table-cell>
          <table:table-cell office:value-type="string" table:style-name="ce1">
            <text:p>L. Dončić makes 2-pt jump shot from 18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5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3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09 20:0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09 20:07:59</text:p>
          </table:table-cell>
          <table:table-cell office:value-type="string" table:style-name="ce1">
            <text:p>Turnover by L. Dončić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09 20:07:59</text:p>
          </table:table-cell>
          <table:table-cell office:value-type="string" table:style-name="ce1">
            <text:p>P. Washingto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09 20:08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1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09 20:08:12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92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09 20:08:20</text:p>
          </table:table-cell>
          <table:table-cell office:value-type="string" table:style-name="ce1">
            <text:p>L. Dončić makes 3-pt jump shot from 26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09 20:08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09 20:08:43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3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09 20:08:51</text:p>
          </table:table-cell>
          <table:table-cell office:value-type="string" table:style-name="ce1">
            <text:p>P. Washington makes 2-pt jump shot from 6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09 20:0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Loose ball foul by J. Green (drawn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Holiday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K. Irving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Holiday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Shooting foul by J. Holiday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0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S. Hauser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>M. Kleber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. Hauser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. Hauser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09 20:09:58</text:p>
          </table:table-cell>
          <table:table-cell office:value-type="string" table:style-name="ce1">
            <text:p>Turnover by K. Irving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09 20:10:29</text:p>
          </table:table-cell>
          <table:table-cell office:value-type="string" table:style-name="ce1">
            <text:p>M. Kleber misses 3-pt jump shot from 29 ft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29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Brown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D. Gafford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D. Gafford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09 20:10:32</text:p>
          </table:table-cell>
          <table:table-cell office:value-type="string" table:style-name="ce1">
            <text:p>Turnover by P. Washington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09 20:1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6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09 20:11:15</text:p>
          </table:table-cell>
          <table:table-cell office:value-type="string" table:style-name="ce1">
            <text:p>K. Irving makes 2-pt jump shot from 8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5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09 20:1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09 20:11:52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6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2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09 20:1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. Horford makes 3-pt jump shot from 24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Shooting foul by K. Porziņģis (drawn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isses free throw 1 of 3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akes free throw 2 of 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7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27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akes free throw 3 of 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8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09 20:0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2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White makes 2-pt jump shot from 10 ft (assist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09 20:00:36</text:p>
          </table:table-cell>
          <table:table-cell office:value-type="string" table:style-name="ce1">
            <text:p>L. Dončić makes 2-pt jump shot from 16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0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09 20:00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2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1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09 20:01:05</text:p>
          </table:table-cell>
          <table:table-cell office:value-type="string" table:style-name="ce1">
            <text:p>L. Dončić makes 3-pt jump shot from 24 ft (assist by K. Irving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5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09 20:0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09 20:01:24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>Turnover by D. Exum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09 20:01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ut of bounds lost ball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6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09 20:01:52</text:p>
          </table:table-cell>
          <table:table-cell office:value-type="string" table:style-name="ce1">
            <text:p>L. Dončić makes 2-pt jump shot from 1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09 20:02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09 20:02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09 20:02:22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09 20:0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09 20:0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09 20:02:47</text:p>
          </table:table-cell>
          <table:table-cell office:value-type="string" table:style-name="ce1">
            <text:p>K. Irving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7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09 20:02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8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09 20:03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9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09 20:03:14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09 20:0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09 20:03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09 20:03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09 20:03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Offensive foul by D. Lively (drawn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Turnover by D. Lively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J. Green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D. Jones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09 20:0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4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09 20:04:21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09 20:04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3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09 20:0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layup from 2 ft (block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09 20:04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5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09 20:04:53</text:p>
          </table:table-cell>
          <table:table-cell office:value-type="string" table:style-name="ce1">
            <text:p>D. Lively misses 2-pt hook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09 20:0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>M. Kleber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09 20:05:18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8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Def 3 sec tech foul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L. Dončić misses technical free throw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K. Irving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09 20:05:46</text:p>
          </table:table-cell>
          <table:table-cell office:value-type="string" table:style-name="ce1">
            <text:p>J. Gree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09 20:05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09 20:05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55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09 20:06:18</text:p>
          </table:table-cell>
          <table:table-cell office:value-type="string" table:style-name="ce1">
            <text:p>J. Gree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78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09 20:06:20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09 20:06:23</text:p>
          </table:table-cell>
          <table:table-cell office:value-type="string" table:style-name="ce1">
            <text:p>J. Green makes 2-pt layup from 2 ft (assist by D. Jones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7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4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3 ft (assist by P. Pritcha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09 20:06:51</text:p>
          </table:table-cell>
          <table:table-cell office:value-type="string" table:style-name="ce1">
            <text:p>D. Jones makes 2-pt layup from 3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9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; steal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. Jones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Shooting foul by J. Tatum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P. Washington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. Jones makes free throw 1 of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42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09 20:07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37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09 20:07:33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09 20:0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09 20:07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4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09 20:07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6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09 20:08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jump shot from 1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09 20:08:02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2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>L. Dončić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09 20:08:16</text:p>
          </table:table-cell>
          <table:table-cell office:value-type="string" table:style-name="ce1">
            <text:p>D. Jones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6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09 20:0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09 20:08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0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09 20:0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09 20:08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09 20:08:59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2-pt dunk from 1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4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09 20:09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4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5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0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09 20:09:44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7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4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8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09 20:10:18</text:p>
          </table:table-cell>
          <table:table-cell office:value-type="string" table:style-name="ce1">
            <text:p>K. Irving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09 20:10:21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09 20:10:26</text:p>
          </table:table-cell>
          <table:table-cell office:value-type="string" table:style-name="ce1">
            <text:p>K. Irving makes 2-pt jump shot from 10 ft (assist by D. Jones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9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4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D. Gafford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09 20:11:03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09 20:1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64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09 20:1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oliday makes 3-pt jump shot from 2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09 20:11:38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09 20:1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>Violation by Team (def goaltend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09 20:0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09 20:00:1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09 20:00:36</text:p>
          </table:table-cell>
          <table:table-cell office:value-type="string" table:style-name="ce1">
            <text:p>D. Gafford makes 2-pt dunk from 1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3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09 20:0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3-5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09 20:01:00</text:p>
          </table:table-cell>
          <table:table-cell office:value-type="string" table:style-name="ce1">
            <text:p>P. Washington makes 2-pt jump shot from 9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09 20:01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09 20:0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09 20:01:46</text:p>
          </table:table-cell>
          <table:table-cell office:value-type="string" table:style-name="ce1">
            <text:p>D. Gafford makes 2-pt layup from 4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09 20:02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09 20:02:06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6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09 20:02:11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09 20:02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3 ft (assist by A. Hor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09 20:02:26</text:p>
          </table:table-cell>
          <table:table-cell office:value-type="string" table:style-name="ce1">
            <text:p>K. Irving misses 3-pt jump shot from 32 ft</text:p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09 20:0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09 20:02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6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09 20:03:03</text:p>
          </table:table-cell>
          <table:table-cell office:value-type="string" table:style-name="ce1">
            <text:p>L. Dončić makes 2-pt jump shot from 17 ft (assist by P. Washingto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3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09 20:03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7 ft (block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09 20:03:2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09 20:03:44</text:p>
          </table:table-cell>
          <table:table-cell office:value-type="string" table:style-name="ce1">
            <text:p>P. Washingto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09 20:03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09 20:0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09 20:03:58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09 20:04:05</text:p>
          </table:table-cell>
          <table:table-cell office:value-type="string" table:style-name="ce1">
            <text:p>D. Jones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5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09 20:04:06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>Turnover by D. Jones (bad pass; steal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09 20:04:19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09 20:04:30</text:p>
          </table:table-cell>
          <table:table-cell office:value-type="string" table:style-name="ce1">
            <text:p>D. Lively makes 2-pt dunk from 1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09 20:04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7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15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09 20:05:17</text:p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09 20:05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8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09 20:05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3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09 20:05:2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09 20:05:43</text:p>
          </table:table-cell>
          <table:table-cell office:value-type="string" table:style-name="ce1">
            <text:p>P. Washington makes 2-pt jump shot from 8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3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K. Porziņģis (drawn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09 20:06:15</text:p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75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09 20:06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77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09 20:06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0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09 20:06:3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09 20:06:41</text:p>
          </table:table-cell>
          <table:table-cell office:value-type="string" table:style-name="ce1">
            <text:p>D. Jones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01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09 20:0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09 20:07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2 ft (assist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J. Hard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09 20:07:29</text:p>
          </table:table-cell>
          <table:table-cell office:value-type="string" table:style-name="ce1">
            <text:p>P. Washington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9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09 20:07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0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09 20:07:45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09 20:08:06</text:p>
          </table:table-cell>
          <table:table-cell office:value-type="string" table:style-name="ce1">
            <text:p>Turnover by L. Dončić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09 20:08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dunk at rim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09 20:08:22</text:p>
          </table:table-cell>
          <table:table-cell office:value-type="string" table:style-name="ce1">
            <text:p>J. Gree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2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09 20:0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Green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>K. Irving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3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09 20:08:48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8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09 20:0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L. Dončić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. Exum enters the game for J. Hardy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09 20:09:14</text:p>
          </table:table-cell>
          <table:table-cell office:value-type="string" table:style-name="ce1">
            <text:p>L. Dončić makes 3-pt jump shot from 26 ft (assist by D. Ex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6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09 20:0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7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66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09 20:09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Brown makes 3-pt jump shot from 27 ft (assist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6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09 20:10:18</text:p>
          </table:table-cell>
          <table:table-cell office:value-type="string" table:style-name="ce1">
            <text:p>D. Exum makes 3-pt jump shot from 28 ft (assist by L. Dončić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09 20:1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09 20:1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09 20:1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09 20:11:03</text:p>
          </table:table-cell>
          <table:table-cell office:value-type="string" table:style-name="ce1">
            <text:p>D. Gafford misses 2-pt dunk from 1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09 20:1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4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09 20:1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8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09 20:11:0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Shooting foul by S. Hauser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09 20:1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4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09 20:1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7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09 20:11:3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9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J. Green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8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Pritchard makes 3-pt jump shot from 3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83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09 20:00:24</text:p>
          </table:table-cell>
          <table:table-cell office:value-type="string" table:style-name="ce1">
            <text:p>P. Washington makes 2-pt hook shot from 5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09 20:00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travel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09 20:00:55</text:p>
          </table:table-cell>
          <table:table-cell office:value-type="string" table:style-name="ce1">
            <text:p>L. Dončić misses 2-pt jump shot from 14 ft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09 20:00:56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09 20:00:56</text:p>
          </table:table-cell>
          <table:table-cell office:value-type="string" table:style-name="ce1">
            <text:p>D. Gafford misses 2-pt layup at rim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09 20:0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09 20:01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5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09 20:01:0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09 20:01:14</text:p>
          </table:table-cell>
          <table:table-cell office:value-type="string" table:style-name="ce1">
            <text:p>Turnover by L. Dončić (lost ball; steal by P. Pritchard)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09 20:0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2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9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09 20:01:34</text:p>
          </table:table-cell>
          <table:table-cell office:value-type="string" table:style-name="ce1">
            <text:p>D. Gafford makes 2-pt layup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8-8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09 20:01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Tatum makes 3-pt jump shot from 23 ft (assist by P. Pritcha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09 20:02:14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09 20:02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5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09 20:0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09 20:02:29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9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09 20:02:41</text:p>
          </table:table-cell>
          <table:table-cell office:value-type="string" table:style-name="ce1">
            <text:p>K. Irving misses 2-pt hook shot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09 20:02:42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2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Shooting foul by D. White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Gafford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9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09 20:03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9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White makes 2-pt jump shot from 9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3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09 20:03:19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9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09 20:0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09 20:03:46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6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P. Pritcha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09 20:04:36</text:p>
          </table:table-cell>
          <table:table-cell office:value-type="string" table:style-name="ce1">
            <text:p>K. Irving misses 2-pt jump shot from 19 ft</text:p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09 20:04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>L. Dončić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09 20:0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09 20:05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09 20:05:25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09 20:05:35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09 20:05:37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09 20:05:39</text:p>
          </table:table-cell>
          <table:table-cell office:value-type="string" table:style-name="ce1">
            <text:p>P. Washington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9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09 20:05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8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09 20:05:5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9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09 20:06:10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09 20:0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09 20:06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3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09 20:06:49</text:p>
          </table:table-cell>
          <table:table-cell office:value-type="string" table:style-name="ce1">
            <text:p>K. Irving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09 20:07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09 20:07:1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09 20:0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09 20:07:53</text:p>
          </table:table-cell>
          <table:table-cell office:value-type="string" table:style-name="ce1">
            <text:p>Turnover by L. Dončić (bad pass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09 20:07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oliday makes 3-pt jump shot from 27 ft (assist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7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09 20:08:12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2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09 20:08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09 20:0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dunk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09 20:08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4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09 20:08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09 20:08:28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09 20:08:28</text:p>
          </table:table-cell>
          <table:table-cell office:value-type="string" table:style-name="ce1">
            <text:p>M. Kleber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09 20:08:43</text:p>
          </table:table-cell>
          <table:table-cell office:value-type="string" table:style-name="ce1">
            <text:p>D. Jones makes 2-pt layup from 2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3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09 20:09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09 20:09:0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2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Shooting foul by D. White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2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09 20:0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; steal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09 20:09:39</text:p>
          </table:table-cell>
          <table:table-cell office:value-type="string" table:style-name="ce1">
            <text:p>Turnover by K. Irving (lost ball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79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09 20:10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2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09 20:10:0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Shooting foul by J. Brown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4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09 20:10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30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4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09 20:10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9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09 20:11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dunk from 3 ft (block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09 20:11:0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66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09 20:11:10</text:p>
          </table:table-cell>
          <table:table-cell office:value-type="string" table:style-name="ce1">
            <text:p>P. Washington misses 2-pt dunk from 2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09 20:1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2024-06-09 20:11:33</text:p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3S</text:p>
          </table:table-cell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2024-06-09 20:1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5S</text:p>
          </table:table-cell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2024-06-09 20:1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2 20:30:00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2 20:3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2 20:30:37</text:p>
          </table:table-cell>
          <table:table-cell office:value-type="string" table:style-name="ce1">
            <text:p>A. Horford makes 2-pt jump shot from 10 ft (assist by J. Brow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2 20:3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2 20:30:58</text:p>
          </table:table-cell>
          <table:table-cell office:value-type="string" table:style-name="ce1">
            <text:p>Turnover by J. Tatum (lost ball; steal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2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2 20:31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Jones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2 20:31:15</text:p>
          </table:table-cell>
          <table:table-cell office:value-type="string" table:style-name="ce1">
            <text:p>J. Holiday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2 20:31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2 20:3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lost ball; steal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85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2 20:31:30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2 20:3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2 20:31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2 20:31:4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2 20:32:05</text:p>
          </table:table-cell>
          <table:table-cell office:value-type="string" table:style-name="ce1">
            <text:p>A. Horford makes 3-pt jump shot from 23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3-pt jump shot from 22 ft (block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2 20:3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6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2 20:32:45</text:p>
          </table:table-cell>
          <table:table-cell office:value-type="string" table:style-name="ce1">
            <text:p>D. White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65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2 20:32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5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2 20:33:07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2 20:33:13</text:p>
          </table:table-cell>
          <table:table-cell office:value-type="string" table:style-name="ce1">
            <text:p>J. Tatum misses 2-pt layup from 2 ft (block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3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J. Holiday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2 20:3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2 20:33:31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2 20:33:36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2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2 20:33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Gafford makes 2-pt dunk from 3 ft (assist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J. Holiday misses 2-pt hook shot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2 20:34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2 20:34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2 20:34:2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2 20:34:36</text:p>
          </table:table-cell>
          <table:table-cell office:value-type="string" table:style-name="ce1">
            <text:p>J. Holiday makes 2-pt jump shot from 15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Brown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J. Hardy enters the game for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2 20:3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2 20:35:13</text:p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2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2 20:35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23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>J. Tatum makes 2-pt layup from 2 ft (assist by D. White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2 20:35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0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>Turnover by J. Brown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layup from 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1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X. Tillman (drawn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Lively makes free throw 1 of 1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2 20:36:27</text:p>
          </table:table-cell>
          <table:table-cell office:value-type="string" table:style-name="ce1">
            <text:p>J. Tatum makes 3-pt jump shot from 26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2 20:36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2 20:36:46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06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2 20:36:55</text:p>
          </table:table-cell>
          <table:table-cell office:value-type="string" table:style-name="ce1">
            <text:p>Personal foul by L. Dončić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>J. Brow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2 20:37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2 20:37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Irving makes 3-pt jump shot from 2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3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Shooting foul by K. Irving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isses free throw 1 of 3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akes free throw 2 of 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akes free throw 3 of 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2 20:37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ardy (step out of bound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2 20:37:54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4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2 20:37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77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2 20:38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2 20:38:06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2 20:38:09</text:p>
          </table:table-cell>
          <table:table-cell office:value-type="string" table:style-name="ce1">
            <text:p>J. Brown makes 2-pt layup from 1 ft (assist by S. Hauser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2 20:38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2 20:38:27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2 20:38:34</text:p>
          </table:table-cell>
          <table:table-cell office:value-type="string" table:style-name="ce1">
            <text:p>J. Tatum makes 3-pt jump shot from 26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2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2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J. Hard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2 20:38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4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2 20:38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2 20:38:56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2 20:39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3-pt jump shot from 26 ft (block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7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2 20:39:0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>Def 3 sec tech foul by Team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>J. Tatum makes technical free throw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2 20:39:36</text:p>
          </table:table-cell>
          <table:table-cell office:value-type="string" table:style-name="ce1">
            <text:p>S. Hauser makes 3-pt jump shot from 24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2 20:39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-2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1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99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Shooting foul by D. Exum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3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D. White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M. Kleb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5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2 20:40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Exum makes 2-pt dunk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2 20:40:44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4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2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S. Hauser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2 20:41:12</text:p>
          </table:table-cell>
          <table:table-cell office:value-type="string" table:style-name="ce1">
            <text:p>J. Brown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2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2 20:4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2 20:4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2 20:41:26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6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2 20:41:32</text:p>
          </table:table-cell>
          <table:table-cell office:value-type="string" table:style-name="ce1">
            <text:p>S. Hauser makes 3-pt jump shot from 27 ft (assist by J. Tat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2 20:4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2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2 20:41:55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2 20:41:59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2 20:30:15</text:p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2 20:3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2 20:3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2 20:30:3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2 20:30:56</text:p>
          </table:table-cell>
          <table:table-cell office:value-type="string" table:style-name="ce1">
            <text:p>Turnover by J. Brown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2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2 20:3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2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2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2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2 20:31:37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2 20:3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8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2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out of bounds lost ball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2 20:32:08</text:p>
          </table:table-cell>
          <table:table-cell office:value-type="string" table:style-name="ce1">
            <text:p>J. Brown makes 2-pt layup from 1 ft (assist by A. Horford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2 20:32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5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2 20:32:41</text:p>
          </table:table-cell>
          <table:table-cell office:value-type="string" table:style-name="ce1">
            <text:p>D. White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2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2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2 20:33:08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88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2 20:33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2 20:33:31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P. Pritchard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2 20:33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29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2 20:3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2-pt dunk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2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2 20:34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1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2 20:34:27</text:p>
          </table:table-cell>
          <table:table-cell office:value-type="string" table:style-name="ce1">
            <text:p>J. Tatum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2 20:3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2 20:34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 (block by X. Tillma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D. Gafford (drawn by X. Tillma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>Offensive foul by X. Tillma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>Turnover by X. Tillman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2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hook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2 20:35:20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2 20:35:32</text:p>
          </table:table-cell>
          <table:table-cell office:value-type="string" table:style-name="ce1">
            <text:p>J. Holiday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2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2 20:35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Irving makes 3-pt jump shot from 24 ft (assist by J. Gree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2 20:36:01</text:p>
          </table:table-cell>
          <table:table-cell office:value-type="string" table:style-name="ce1">
            <text:p>J. Tatum makes 3-pt jump shot from 28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8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2 20:36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3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1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2 20:36:42</text:p>
          </table:table-cell>
          <table:table-cell office:value-type="string" table:style-name="ce1">
            <text:p>J. Tatum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2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jump shot from 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2 20:37:08</text:p>
          </table:table-cell>
          <table:table-cell office:value-type="string" table:style-name="ce1">
            <text:p>P. Pritchard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8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2 20:37:12</text:p>
          </table:table-cell>
          <table:table-cell office:value-type="string" table:style-name="ce1">
            <text:p>Of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2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2 20:37:19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2 20:37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4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S. Hauser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A. Horford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2 20:37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2 20:38:01</text:p>
          </table:table-cell>
          <table:table-cell office:value-type="string" table:style-name="ce1">
            <text:p>J. Brown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2 20:3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2 20:38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1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2 20:38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2 20:38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9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2 20:38:35</text:p>
          </table:table-cell>
          <table:table-cell office:value-type="string" table:style-name="ce1">
            <text:p>S. Hauser makes 3-pt jump shot from 22 ft (assist by J. Tat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3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2 20:39:14</text:p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2 20:39:16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2 20:39:17</text:p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7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2 20:39:20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2 20:39:21</text:p>
          </table:table-cell>
          <table:table-cell office:value-type="string" table:style-name="ce1">
            <text:p>J. Holiday makes 2-pt layup from 4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Holiday (drawn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>D. White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2 20:39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87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2 20:40:09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2 20:40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2 20:40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2 20:40:20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2 20:40:28</text:p>
          </table:table-cell>
          <table:table-cell office:value-type="string" table:style-name="ce1">
            <text:p>A. Horford makes 3-pt jump shot from 23 ft (assist by J. Holida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8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2 20:4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from 1 ft (assist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2 20:41:10</text:p>
          </table:table-cell>
          <table:table-cell office:value-type="string" table:style-name="ce1">
            <text:p>D. White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>Loose ball foul by J. Brow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2 20:4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lost ball; steal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4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2 20:41:27</text:p>
          </table:table-cell>
          <table:table-cell office:value-type="string" table:style-name="ce1">
            <text:p>J. Tatum makes 2-pt layup from 3 ft (assist by J. Brow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2 20:41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5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2 20:41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8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2 20:41:55</text:p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2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2 20:30:18</text:p>
          </table:table-cell>
          <table:table-cell office:value-type="string" table:style-name="ce1">
            <text:p>J. Brown makes 2-pt jump shot from 1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2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2 20:3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5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2 20:30:54</text:p>
          </table:table-cell>
          <table:table-cell office:value-type="string" table:style-name="ce1">
            <text:p>J. Holiday makes 2-pt layup from 3 ft (assist by D. White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2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2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2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Gafford makes 2-pt dunk at ri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2 20:31:30</text:p>
          </table:table-cell>
          <table:table-cell office:value-type="string" table:style-name="ce1">
            <text:p>J. Tatum makes 2-pt layup from 3 ft (assist by J. Brow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6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White (drawn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2 20:32:08</text:p>
          </table:table-cell>
          <table:table-cell office:value-type="string" table:style-name="ce1">
            <text:p>J. Brown makes 2-pt jump shot from 9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8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2 20:32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8-5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12 ft (assist by D. Jone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7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2 20:32:40</text:p>
          </table:table-cell>
          <table:table-cell office:value-type="string" table:style-name="ce1">
            <text:p>J. Holiday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1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2 20:33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5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bad pass; steal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J. Tatum makes 3-pt jump shot from 27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2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2 20:33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2 20:33:53</text:p>
          </table:table-cell>
          <table:table-cell office:value-type="string" table:style-name="ce1">
            <text:p>J. Brown makes 2-pt dunk from 2 ft (assist by J. Tatum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6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3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2 20:34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2 20:34:33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2 20:34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2 20:34:46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2 20:35:01</text:p>
          </table:table-cell>
          <table:table-cell office:value-type="string" table:style-name="ce1">
            <text:p>J. Brown makes 3-pt jump shot from 23 ft (assist by A. Horfo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01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2 20:35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2 20:35:22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2 20:35:26</text:p>
          </table:table-cell>
          <table:table-cell office:value-type="string" table:style-name="ce1">
            <text:p>Personal foul by P. Washington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2 20:35:26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2 20:35:38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38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2 20:35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2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2-pt layup from 3 ft (block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2 20:35:51</text:p>
          </table:table-cell>
          <table:table-cell office:value-type="string" table:style-name="ce1">
            <text:p>J. Tatum makes 2-pt dunk from 1 ft (assist by J. Holiday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1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2 20:36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68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2 20:36:28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8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2 20:36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2 20:36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5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2 20:36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1 ft (assist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2 20:37:11</text:p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2 20:37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2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2 20:37:30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2 20:37:38</text:p>
          </table:table-cell>
          <table:table-cell office:value-type="string" table:style-name="ce1">
            <text:p>Personal foul by K. Irving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>J. Brown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2 20:37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6 ft (block by X. Tillma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D. White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2 20:38:26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2 20:38:29</text:p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9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Shooting foul by D. Gafford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2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2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2 20:39:04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2 20:39:12</text:p>
          </table:table-cell>
          <table:table-cell office:value-type="string" table:style-name="ce1">
            <text:p>J. Brown makes 2-pt jump shot from 19 ft (assist by J. Holiday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2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2-pt jump shot from 1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2 20:39:46</text:p>
          </table:table-cell>
          <table:table-cell office:value-type="string" table:style-name="ce1">
            <text:p>X. Tillman makes 3-pt jump shot from 23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8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2 20:40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6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22 ft (assist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Personal foul by J. Green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T. Hardaw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2 20:40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6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2 20:40:40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2 20:40:47</text:p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2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2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7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Washington makes 3-pt jump shot from 25 ft (assist by J. Gree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2 20:41:19</text:p>
          </table:table-cell>
          <table:table-cell office:value-type="string" table:style-name="ce1">
            <text:p>D. White makes 3-pt jump shot from 30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2 20:41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6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2 20:41:53</text:p>
          </table:table-cell>
          <table:table-cell office:value-type="string" table:style-name="ce1">
            <text:p>J. Brown makes 2-pt dunk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2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take foul by D. White (drawn by D. Jone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2 20:41:57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2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 (block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2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2 20:3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L. Dončić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2 20:3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2 20:30:31</text:p>
          </table:table-cell>
          <table:table-cell office:value-type="string" table:style-name="ce1">
            <text:p>J. Brown makes 3-pt jump shot from 23 ft (assist by J. Tat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K. Irving (drawn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2 20:30:53</text:p>
          </table:table-cell>
          <table:table-cell office:value-type="string" table:style-name="ce1">
            <text:p>D. White makes 3-pt jump shot from 25 ft (assist by P. Pritcha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2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2 20:3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hook shot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2 20:31:18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2 20:31:39</text:p>
          </table:table-cell>
          <table:table-cell office:value-type="string" table:style-name="ce1">
            <text:p>P. Pritchard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9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2 20:31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2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2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Washington makes 3-pt jump shot from 25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2 20:32:07</text:p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2 20:32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9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2 20:32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D. Livel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2 20:32:16</text:p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2 20:32:36</text:p>
          </table:table-cell>
          <table:table-cell office:value-type="string" table:style-name="ce1">
            <text:p>Personal foul by L. Dončić (drawn by P. Pritchard)</text:p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6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2 20:32:49</text:p>
          </table:table-cell>
          <table:table-cell office:value-type="string" table:style-name="ce1">
            <text:p>P. Pritchard misses 2-pt jump shot from 20 ft</text:p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9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2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2 20:32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layup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2 20:33:24</text:p>
          </table:table-cell>
          <table:table-cell office:value-type="string" table:style-name="ce1">
            <text:p>J. Tatum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2 20:33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2 20:33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Green makes 3-pt jump shot from 24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2 20:33:37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2 20:33:37</text:p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2 20:33:56</text:p>
          </table:table-cell>
          <table:table-cell office:value-type="string" table:style-name="ce1">
            <text:p>Turnover by J. Tatum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P. Washingto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2 20:34:15</text:p>
          </table:table-cell>
          <table:table-cell office:value-type="string" table:style-name="ce1">
            <text:p>J. Brown makes 2-pt jump shot from 11 ft (assist by J. Tatum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3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5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2 20:34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2 20:34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2 20:34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Washington makes 3-pt jump shot from 23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9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2 20:35:21</text:p>
          </table:table-cell>
          <table:table-cell office:value-type="string" table:style-name="ce1">
            <text:p>J. Brown misses 3-pt jump shot from 30 ft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2 20:35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2 20:35:36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2 20:35:39</text:p>
          </table:table-cell>
          <table:table-cell office:value-type="string" table:style-name="ce1">
            <text:p>Turnover by A. Horford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9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Irving makes free throw 1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Irving makes free throw 2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Irving makes free throw 3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2 20:36:06</text:p>
          </table:table-cell>
          <table:table-cell office:value-type="string" table:style-name="ce1">
            <text:p>Turnover by J. Brown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2 20:36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8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2 20:36:26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2 20:36:34</text:p>
          </table:table-cell>
          <table:table-cell office:value-type="string" table:style-name="ce1">
            <text:p>J. Holid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4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2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2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2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2 20:37:05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5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2 20:37:22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2 20:37:2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2 20:37:32</text:p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2 20:37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2 20:3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2 20:37:45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2 20:38:06</text:p>
          </table:table-cell>
          <table:table-cell office:value-type="string" table:style-name="ce1">
            <text:p>J. Brown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2 20:38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2 20:3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2 20:38:49</text:p>
          </table:table-cell>
          <table:table-cell office:value-type="string" table:style-name="ce1">
            <text:p>J. Tatum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>J. Brown makes 2-pt layup at ri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2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P. Washington (drawn by J. Holid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2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2 20:39:12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98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2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2 20:39:43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3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2 20:4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2 20:40:03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2 20:40:04</text:p>
          </table:table-cell>
          <table:table-cell office:value-type="string" table:style-name="ce1">
            <text:p>Turnover by D. White (bad pass; steal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4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2 20:40:26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2 20:4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2 20:40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at rim (assist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2 20:40:59</text:p>
          </table:table-cell>
          <table:table-cell office:value-type="string" table:style-name="ce1">
            <text:p>J. Brown makes 2-pt jump shot from 2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9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2 20:41:1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2 20:41:18</text:p>
          </table:table-cell>
          <table:table-cell office:value-type="string" table:style-name="ce1">
            <text:p>Turnover by A. Horford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8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2 20:4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5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P. Washington (drawn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3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2 20:41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01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2 20:41:44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4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Personal take foul by J. Green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5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take foul by A. Horford (drawn by P. Washingto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4 20:30:00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4 20:30:24</text:p>
          </table:table-cell>
          <table:table-cell office:value-type="string" table:style-name="ce1">
            <text:p>J. Tatum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4 20:30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4 20:3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4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4 20:30:41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4 20:30:51</text:p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4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4 20:31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4 20:31:15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4 20:3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7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4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4 20:31:45</text:p>
          </table:table-cell>
          <table:table-cell office:value-type="string" table:style-name="ce1">
            <text:p>J. Brown makes 2-pt layup from 3 ft (assist by D. White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5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4 20:3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Gafford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4 20:32:01</text:p>
          </table:table-cell>
          <table:table-cell office:value-type="string" table:style-name="ce1">
            <text:p>J. Tatum makes 3-pt jump shot from 25 ft (assist by J. Holida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1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4 20:32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bad pass; steal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Shooting foul by P. Washington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-4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4 20:32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8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4 20:32:58</text:p>
          </table:table-cell>
          <table:table-cell office:value-type="string" table:style-name="ce1">
            <text:p>Offensive foul by J. Brow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4 20:32:58</text:p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4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4 20:33:17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7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>J. Brown makes 2-pt layup from 1 ft (assist by J. Tatum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4 20:33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4 20:33:52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3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4 20:33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5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4 20:34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4 20:34:08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4 20:34:17</text:p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4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4 20:34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4 20:34:48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8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4 20:34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3 ft (block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4 20:34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4 20:34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A. Horford (drawn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4 20:35:24</text:p>
          </table:table-cell>
          <table:table-cell office:value-type="string" table:style-name="ce1">
            <text:p>J. Tatum makes 2-pt layup from 1 ft (assist by X. Tillma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Lively makes 3-pt jump shot from 2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4 20:36:01</text:p>
          </table:table-cell>
          <table:table-cell office:value-type="string" table:style-name="ce1">
            <text:p>X. Tillman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4 20:36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4 20:36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from 1 ft (assist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X. Tillman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Shooting foul by P. Washington (drawn by X. Tillman)</text:p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X. Tillman makes free throw 1 of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4 20:3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1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4 20:36:50</text:p>
          </table:table-cell>
          <table:table-cell office:value-type="string" table:style-name="ce1">
            <text:p>J. Brown misses 2-pt jump shot from 11 ft</text:p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4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4 20:37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Jones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4 20:37:26</text:p>
          </table:table-cell>
          <table:table-cell office:value-type="string" table:style-name="ce1">
            <text:p>J. Holiday misses 2-pt jump shot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4 20:37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9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X. Tillman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1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2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free throw 3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4 20:37:5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4 20:38:04</text:p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4 20:38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7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4 20:38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01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4 20:38:33</text:p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14-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4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Turnover by J. Holiday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A. Horford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D. White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4 20:38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4 20:39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4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4 20:39:31</text:p>
          </table:table-cell>
          <table:table-cell office:value-type="string" table:style-name="ce1">
            <text:p>J. Tatum makes 2-pt layup from 1 ft (assist by A. Horford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>J. Tatum makes 2-pt jump shot from 5 ft (assist by A. Horford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>J. Holiday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4 20:4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7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4 20:40:28</text:p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4 20:4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4 20:4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4 20:4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4 20:4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Green makes 2-pt dunk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4 20:40:59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9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4 20:41:03</text:p>
          </table:table-cell>
          <table:table-cell office:value-type="string" table:style-name="ce1">
            <text:p>D. White makes 3-pt jump shot from 30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1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4 20:4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K. Irving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7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4 20:41:25</text:p>
          </table:table-cell>
          <table:table-cell office:value-type="string" table:style-name="ce1">
            <text:p>J. Brown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4 20:41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4 20:4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Washington makes 3-pt jump shot from 25 ft (assist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4 20:41:38</text:p>
          </table:table-cell>
          <table:table-cell office:value-type="string" table:style-name="ce1">
            <text:p>Personal foul by D. Jones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4 20:41:53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3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4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4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step out of bound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>Turnover by P. Pritchard (step out of bounds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4 20:3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4 20:30:28</text:p>
          </table:table-cell>
          <table:table-cell office:value-type="string" table:style-name="ce1">
            <text:p>Turnover by J. Tatum (lost ball; steal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4 20:3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4 20:30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4 20:3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Exum makes 2-pt layup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4 20:31:18</text:p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4 20:31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Exum (step out of bound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4 20:31:33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4 20:31:33</text:p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4 20:31:53</text:p>
          </table:table-cell>
          <table:table-cell office:value-type="string" table:style-name="ce1">
            <text:p>P. Pritchard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>Of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>Personal foul by P. Washington (drawn by X. Tillman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4 20:32:07</text:p>
          </table:table-cell>
          <table:table-cell office:value-type="string" table:style-name="ce1">
            <text:p>P. Pritchard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4 20:3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4 20:32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8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Shooting foul by D. Exum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Holiday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enters the game for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2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4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Exum makes 3-pt jump shot from 25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4 20:32:59</text:p>
          </table:table-cell>
          <table:table-cell office:value-type="string" table:style-name="ce1">
            <text:p>J. Brown makes 3-pt jump shot from 23 ft (assist by J. Holiday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79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4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4 20:33:17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7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P. Pritchard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4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4 20:33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5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White (drawn by D. Gaf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S. Hauser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J. Tatum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miss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4 20:34:20</text:p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4 20:34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4 20:3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4 20:34:3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4 20:34:42</text:p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4 20:34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4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3 ft (assist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>D. White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4 20:35:08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8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4 20:35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1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4 20:35:25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Offensive foul by J. Tatum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Turnover by J. Tatum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S. Hauser (drawn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4 20:36:22</text:p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2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4 20:36:25</text:p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4 20:36:26</text:p>
          </table:table-cell>
          <table:table-cell office:value-type="string" table:style-name="ce1">
            <text:p>Turnover by A. Horford (lost ball; steal by D. Exum)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5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1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4 20:36:58</text:p>
          </table:table-cell>
          <table:table-cell office:value-type="string" table:style-name="ce1">
            <text:p>S. Hauser makes 3-pt jump shot from 23 ft (assist by J. Tat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8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4 20:37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38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>J. Holiday misses 2-pt jump shot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4 20:37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4 20:37:51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>Personal foul by D. Gafford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>J. Brown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4 20:37:59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4 20:37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>J. Holiday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4 20:38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1 ft (block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1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4 20:38:32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12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Shooting foul by D. Jones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9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4 20:39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D. Livel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Lively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4 20:39:14</text:p>
          </table:table-cell>
          <table:table-cell office:value-type="string" table:style-name="ce1">
            <text:p>J. Brown misses 2-pt layup from 5 ft (block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4 20:39:24</text:p>
          </table:table-cell>
          <table:table-cell office:value-type="string" table:style-name="ce1">
            <text:p>J. Brow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4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4 20:39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J. Gree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free throw 1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free throw 2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Green makes free throw 3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4 20:39:49</text:p>
          </table:table-cell>
          <table:table-cell office:value-type="string" table:style-name="ce1">
            <text:p>J. Holid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4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4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4 20:40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4 20:4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4 20:4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0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7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4 20:40:20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2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M. Kleber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32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M. Kleber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4 20:41:05</text:p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4 20:4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68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4 20:4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4 20:41:28</text:p>
          </table:table-cell>
          <table:table-cell office:value-type="string" table:style-name="ce1">
            <text:p>J. Holiday makes 3-pt jump shot from 25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5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8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4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M. Kleber makes 3-pt jump shot from 23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1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Tatum (drawn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4 20:30:31</text:p>
          </table:table-cell>
          <table:table-cell office:value-type="string" table:style-name="ce1">
            <text:p>A. Horford makes 3-pt jump shot from 26 ft (assist by J. Tatum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4 20:3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4 20:31:0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4 20:31:03</text:p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3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A. Horford (drawn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4 20:31:24</text:p>
          </table:table-cell>
          <table:table-cell office:value-type="string" table:style-name="ce1">
            <text:p>J. Brow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4 20:31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6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4 20:3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Gafford makes 2-pt dunk from 1 ft (assist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J. Tatum misses 3-pt jump shot from 25 ft (block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Loose ball foul by J. Tatum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S. Hauser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4 20:3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misses 2-pt jump shot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4 20:31:59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9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4 20:32:05</text:p>
          </table:table-cell>
          <table:table-cell office:value-type="string" table:style-name="ce1">
            <text:p>J. Brown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4 20:32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4 20:32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7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Washington makes 3-pt jump shot from 24 ft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Personal foul by D. Jones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3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4 20:32:38</text:p>
          </table:table-cell>
          <table:table-cell office:value-type="string" table:style-name="ce1">
            <text:p>S. Hauser makes 2-pt jump shot from 15 ft (assist by A. Horford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0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4 20:32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7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Jones makes 3-pt jump shot from 23 ft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4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40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42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8 ft (assist by M. Kleber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4 20:33:40</text:p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0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4 20:33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4 20:33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2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4 20:34:10</text:p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0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4 20:34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1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4 20:34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S. Hauser (drawn by M. Kleber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4 20:34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Lively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4 20:34:46</text:p>
          </table:table-cell>
          <table:table-cell office:value-type="string" table:style-name="ce1">
            <text:p>J. Holiday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6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4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4 20:35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K. Irving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7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4 20:35:21</text:p>
          </table:table-cell>
          <table:table-cell office:value-type="string" table:style-name="ce1">
            <text:p>D. White makes 3-pt jump shot from 23 ft (assist by J. Brow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4 20:35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2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4 20:35:53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3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4 20:36:01</text:p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4 20:36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2-pt layup from 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4 20:36:09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9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4 20:36:20</text:p>
          </table:table-cell>
          <table:table-cell office:value-type="string" table:style-name="ce1">
            <text:p>Turnover by J. Brown (bad pass; steal by M. Kleber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4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4 20:36:31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>Turnover by J. Holiday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4 20:3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2-pt layup from 3 ft (block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4 20:37:06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4 20:37:13</text:p>
          </table:table-cell>
          <table:table-cell office:value-type="string" table:style-name="ce1">
            <text:p>J. Holiday makes 2-pt jump shot from 5 ft (assist by J. Brow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9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4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8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4 20:37:39</text:p>
          </table:table-cell>
          <table:table-cell office:value-type="string" table:style-name="ce1">
            <text:p>J. Holiday makes 3-pt jump shot from 23 ft (assist by A. Horfo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4 20:38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jump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4 20:38:14</text:p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4 20:38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6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4 20:38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from 1 ft (assist by J. Gree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4 20:38:34</text:p>
          </table:table-cell>
          <table:table-cell office:value-type="string" table:style-name="ce1">
            <text:p>Turnover by J. Holiday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52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Lively makes 2-pt dunk at rim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O. Brissett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S. Mykhailiuk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4 20:39:01</text:p>
          </table:table-cell>
          <table:table-cell office:value-type="string" table:style-name="ce1">
            <text:p>Turnover by P. Pritchard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4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9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L. Dončić mak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4 20:39:40</text:p>
          </table:table-cell>
          <table:table-cell office:value-type="string" table:style-name="ce1">
            <text:p>P. Pritchard makes 2-pt jump shot from 6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4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4 20:39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9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Irving makes 2-pt layup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4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4 20:40:08</text:p>
          </table:table-cell>
          <table:table-cell office:value-type="string" table:style-name="ce1">
            <text:p>S. Hauser makes 3-pt jump shot from 25 ft (assist by L. Kornet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4 20:4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0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9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4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4 20:40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D. Powell enters the game for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4 20:40:52</text:p>
          </table:table-cell>
          <table:table-cell office:value-type="string" table:style-name="ce1">
            <text:p>S. Hauser makes 3-pt jump shot from 26 ft (assist by P. Pritcha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52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4 20:41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jump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7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4 20:4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Powell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4 20:41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3-pt jump shot from 2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3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4 20:41:17</text:p>
          </table:table-cell>
          <table:table-cell office:value-type="string" table:style-name="ce1">
            <text:p>De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7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4 20:41:22</text:p>
          </table:table-cell>
          <table:table-cell office:value-type="string" table:style-name="ce1">
            <text:p>S. Mykhailiuk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4 20:4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4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layup from 7 ft (block by O. Brissett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4 20:41:41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1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4 20:41:58</text:p>
          </table:table-cell>
          <table:table-cell office:value-type="string" table:style-name="ce1">
            <text:p>P. Pritcha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4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4 20:30:13</text:p>
          </table:table-cell>
          <table:table-cell office:value-type="string" table:style-name="ce1">
            <text:p>P. Pritchard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4 20:3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4 20:3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D. Powell (drawn by S. Haus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4 20:3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Powell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4 20:30:47</text:p>
          </table:table-cell>
          <table:table-cell office:value-type="string" table:style-name="ce1">
            <text:p>S. Mykhailiuk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4 20:3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4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Exum makes 3-pt jump shot from 26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4 20:31:07</text:p>
          </table:table-cell>
          <table:table-cell office:value-type="string" table:style-name="ce1">
            <text:p>S. Mykhailiuk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4 20:3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4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4 20:31:25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5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4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D. Exum makes 2-pt hook shot from 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4 20:32:12</text:p>
          </table:table-cell>
          <table:table-cell office:value-type="string" table:style-name="ce1">
            <text:p>S. Hauser makes 3-pt jump shot from 24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3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4 20:3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1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. Hardaway makes 3-pt jump shot from 24 ft (assist by D. Powe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4 20:32:41</text:p>
          </table:table-cell>
          <table:table-cell office:value-type="string" table:style-name="ce1">
            <text:p>P. Pritchard makes 2-pt jump shot from 1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4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4 20:33:12</text:p>
          </table:table-cell>
          <table:table-cell office:value-type="string" table:style-name="ce1">
            <text:p>P. Pritchard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2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4 20:33:16</text:p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4 20:33:20</text:p>
          </table:table-cell>
          <table:table-cell office:value-type="string" table:style-name="ce1">
            <text:p>O. Brissett misses 2-pt jump shot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0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Of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O. Brissett makes 2-pt layup at ri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7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4 20:33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. Hardaway makes 3-pt jump shot from 26 ft (assist by D. Powe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4 20:33:49</text:p>
          </table:table-cell>
          <table:table-cell office:value-type="string" table:style-name="ce1">
            <text:p>S. Mykhailiuk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4 20:33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4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. Hardaway mak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J. Springer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>A. Lawson enters the game for D. Ex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4 20:34:18</text:p>
          </table:table-cell>
          <table:table-cell office:value-type="string" table:style-name="ce1">
            <text:p>S. Mykhailiuk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8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4 20:34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4 20:34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. Hardaway makes 3-pt jump shot from 26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4 20:34:52</text:p>
          </table:table-cell>
          <table:table-cell office:value-type="string" table:style-name="ce1">
            <text:p>P. Pritcha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4 20:3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. Hardaway makes 3-pt jump shot from 27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4 20:35:35</text:p>
          </table:table-cell>
          <table:table-cell office:value-type="string" table:style-name="ce1">
            <text:p>S. Mykhailiuk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4 20:35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4 20:35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3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Defensive rebound by S. Mykhailiuk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4 20:35:51</text:p>
          </table:table-cell>
          <table:table-cell office:value-type="string" table:style-name="ce1">
            <text:p>L. Kornet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4 20:3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4 20:3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ardy makes 3-pt jump shot from 25 ft (assist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S. Mykhailiuk makes 3-pt jump shot from 26 ft (assist by L. Kornet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Kornet (drawn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>N. Queta enters the game for L. Kornet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>J. Walsh enters the game for S. Mykhailiuk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enters the game for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4 20:36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A. Lawson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>De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Shooting foul by M. Morris (drawn by O. Brissett)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O. Brissett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1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O. Brissett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4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misses 2-pt layup from 5 ft (block by N. Queta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4 20:36:59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4 20:37:13</text:p>
          </table:table-cell>
          <table:table-cell office:value-type="string" table:style-name="ce1">
            <text:p>N. Queta makes 2-pt dunk at rim (assist by P. Pritchard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4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4 20:37:36</text:p>
          </table:table-cell>
          <table:table-cell office:value-type="string" table:style-name="ce1">
            <text:p>Defensive rebound by J. Springer</text:p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4 20:37:44</text:p>
          </table:table-cell>
          <table:table-cell office:value-type="string" table:style-name="ce1">
            <text:p>O. Brissett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4 20:37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6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4 20:37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ardy makes 2-pt layup from 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4 20:38:03</text:p>
          </table:table-cell>
          <table:table-cell office:value-type="string" table:style-name="ce1">
            <text:p>P. Pritchard makes 3-pt jump shot from 26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4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2-pt jump shot from 20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4 20:38:23</text:p>
          </table:table-cell>
          <table:table-cell office:value-type="string" table:style-name="ce1">
            <text:p>Defensive rebound by J. Walsh</text:p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14 20:38:26</text:p>
          </table:table-cell>
          <table:table-cell office:value-type="string" table:style-name="ce1">
            <text:p>P. Pritchard misses 2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14 20:38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14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. Lawson makes 2-pt layup from 1 ft (assist by O. Prosp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14 20:38:56</text:p>
          </table:table-cell>
          <table:table-cell office:value-type="string" table:style-name="ce1">
            <text:p>Personal foul by J. Hardy (drawn by J. Springer)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14 20:39:05</text:p>
          </table:table-cell>
          <table:table-cell office:value-type="string" table:style-name="ce1">
            <text:p>P. Pritchard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5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14 20:39:0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6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14 20:39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6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14 20:39:11</text:p>
          </table:table-cell>
          <table:table-cell office:value-type="string" table:style-name="ce1">
            <text:p>J. Walsh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1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14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14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misses 2-pt jump shot from 1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14 20:39:26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14 20:39:44</text:p>
          </table:table-cell>
          <table:table-cell office:value-type="string" table:style-name="ce1">
            <text:p>J. Springer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4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14 20:39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14 20:39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9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>Defensive rebound by J. Springer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14 20:40:05</text:p>
          </table:table-cell>
          <table:table-cell office:value-type="string" table:style-name="ce1">
            <text:p>Personal foul by J. Hardy (drawn by N. Queta)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14 20:40:07</text:p>
          </table:table-cell>
          <table:table-cell office:value-type="string" table:style-name="ce1">
            <text:p>J. Walsh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7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14 20:40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14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M. Morris (out of bounds lost ba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14 20:40:32</text:p>
          </table:table-cell>
          <table:table-cell office:value-type="string" table:style-name="ce1">
            <text:p>O. Brissett makes 3-pt jump shot from 25 ft (assist by P. Pritchard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14 20:4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2024-06-14 20:4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2024-06-14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2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M. Morris makes 3-pt jump shot from 23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2024-06-14 20:40:54</text:p>
          </table:table-cell>
          <table:table-cell office:value-type="string" table:style-name="ce1">
            <text:p>P. Pritchard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4S</text:p>
          </table:table-cell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2024-06-14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2024-06-14 20:41:13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3S</text:p>
          </table:table-cell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2024-06-14 20:41:16</text:p>
          </table:table-cell>
          <table:table-cell office:value-type="string" table:style-name="ce1">
            <text:p>P. Pritchard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4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6S</text:p>
          </table:table-cell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2024-06-14 20:41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4-12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00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7 20:30:00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7 20:30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1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7 20:30:37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7 20:3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7 20:30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7 20:30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3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5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7 20:30:5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7 20:31:03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7 20:3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7 20:31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7 20:3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7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7 20:31:1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7 20:31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Holiday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7 20:31:34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7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7 20:31:51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11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7 20:32:05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7 20:32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6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7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D. Jones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7 20:32:5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5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7 20:33:01</text:p>
          </table:table-cell>
          <table:table-cell office:value-type="string" table:style-name="ce1">
            <text:p>D. Jones makes 2-pt dunk from 2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7 20:33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8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7 20:33:19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9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7 20:33:31</text:p>
          </table:table-cell>
          <table:table-cell office:value-type="string" table:style-name="ce1">
            <text:p>K. Irving misses 2-pt layup from 11 ft (block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7 20:33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7 20:33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1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7 20:33:48</text:p>
          </table:table-cell>
          <table:table-cell office:value-type="string" table:style-name="ce1">
            <text:p>L. Dončić misses 2-pt jump shot from 11 ft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8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7 20:34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8 ft (block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1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7 20:34:12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7 20:34:21</text:p>
          </table:table-cell>
          <table:table-cell office:value-type="string" table:style-name="ce1">
            <text:p>D. Jones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7 20:34:22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7 20:34:22</text:p>
          </table:table-cell>
          <table:table-cell office:value-type="string" table:style-name="ce1">
            <text:p>D. Gafford misses 2-pt layup at rim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7 20:34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4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7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. Horford makes 3-pt jump shot from 26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J. Green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7 20:34:48</text:p>
          </table:table-cell>
          <table:table-cell office:value-type="string" table:style-name="ce1">
            <text:p>Personal foul by J. Brown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8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7 20:35:26</text:p>
          </table:table-cell>
          <table:table-cell office:value-type="string" table:style-name="ce1">
            <text:p>K. Irving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7 20:35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28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7 20:35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7 20:35:53</text:p>
          </table:table-cell>
          <table:table-cell office:value-type="string" table:style-name="ce1">
            <text:p>J. Green makes 3-pt jump shot from 27 ft (assist by L. Dončić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53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7 20:36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4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7 20:36:15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5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7 20:36:32</text:p>
          </table:table-cell>
          <table:table-cell office:value-type="string" table:style-name="ce1">
            <text:p>J. Green makes 3-pt jump shot from 28 ft (assist by L. Dončić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7 ft (block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7 20:36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7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7 20:37:13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7 20:37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35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7 20:37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7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7 20:37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7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7 20:37:39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7 20:38:03</text:p>
          </table:table-cell>
          <table:table-cell office:value-type="string" table:style-name="ce1">
            <text:p>D. Lively makes 2-pt dunk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7 20:3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7 20:38:04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7 20:3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7 20:38:37</text:p>
          </table:table-cell>
          <table:table-cell office:value-type="string" table:style-name="ce1">
            <text:p>L. Dončić makes 2-pt jump shot from 20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Green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>P. Washington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7 20:39:07</text:p>
          </table:table-cell>
          <table:table-cell office:value-type="string" table:style-name="ce1">
            <text:p>L. Dončić misses 2-pt jump shot from 18 ft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7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7 20:3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7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7 20:39:2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Offensive foul by D. Lively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Turnover by D. Lively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D. Exum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7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7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7 20:39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8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7 20:40:05</text:p>
          </table:table-cell>
          <table:table-cell office:value-type="string" table:style-name="ce1">
            <text:p>D. Exum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8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7 20:4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dunk from 1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7 20:40:47</text:p>
          </table:table-cell>
          <table:table-cell office:value-type="string" table:style-name="ce1">
            <text:p>M. Kleber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7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7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. Hauser makes 3-pt jump shot from 27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7 20:41:06</text:p>
          </table:table-cell>
          <table:table-cell office:value-type="string" table:style-name="ce1">
            <text:p>Turnover by L. Dončić (bad pass; steal by S. Hauser)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6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>Turnover by P. Washington (lost ball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7 20:41:32</text:p>
          </table:table-cell>
          <table:table-cell office:value-type="string" table:style-name="ce1">
            <text:p>M. Kleber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7 20:4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94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7 20:4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7 20:41:5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7 20:30:24</text:p>
          </table:table-cell>
          <table:table-cell office:value-type="string" table:style-name="ce1">
            <text:p>D. Jones makes 2-pt layup from 3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7 20:3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. Hauser makes 3-pt jump shot from 27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7 20:31:11</text:p>
          </table:table-cell>
          <table:table-cell office:value-type="string" table:style-name="ce1">
            <text:p>K. Irving makes 2-pt jump shot from 5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7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Brown makes 3-pt jump shot from 2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7 20:31:49</text:p>
          </table:table-cell>
          <table:table-cell office:value-type="string" table:style-name="ce1">
            <text:p>K. Irving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7 20:3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7 20:32:11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7 20:32:19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3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7 20:32:21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7 20:32:31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7 20:32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2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7 20:32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K. Porziņģi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7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7 20:32:37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7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jump shot from 5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7 20:33:14</text:p>
          </table:table-cell>
          <table:table-cell office:value-type="string" table:style-name="ce1">
            <text:p>M. Kleber makes 2-pt layup from 3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4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7 20:33:39</text:p>
          </table:table-cell>
          <table:table-cell office:value-type="string" table:style-name="ce1">
            <text:p>K. Irving makes 3-pt jump shot from 27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7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7 20:33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Holiday mak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0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7 20:33:57</text:p>
          </table:table-cell>
          <table:table-cell office:value-type="string" table:style-name="ce1">
            <text:p>Personal foul by K. Porziņģis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7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7 20:34:04</text:p>
          </table:table-cell>
          <table:table-cell office:value-type="string" table:style-name="ce1">
            <text:p>D. Jones makes 3-pt jump shot from 24 ft (assist by K. Irving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0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7 20:34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8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Shooting foul by J. Brown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D. Jones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D. Jones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1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>D. Gafford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7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7 20:35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7 20:3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7 20:3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7 20:35:1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7 20:35:28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8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7 20:35:35</text:p>
          </table:table-cell>
          <table:table-cell office:value-type="string" table:style-name="ce1">
            <text:p>D. Gafford makes 2-pt dunk from 2 ft (assist by P. Washingto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7 20:35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4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oliday (bad pas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5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7 20:36:00</text:p>
          </table:table-cell>
          <table:table-cell office:value-type="string" table:style-name="ce1">
            <text:p>D. Gafford makes 2-pt dunk at rim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0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7 20:36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1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7 20:36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7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2 ft (assist by S. Haus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7 20:36:50</text:p>
          </table:table-cell>
          <table:table-cell office:value-type="string" table:style-name="ce1">
            <text:p>P. Washington makes 2-pt layup from 1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7 20:37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7 20:37:0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1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7 20:37:06</text:p>
          </table:table-cell>
          <table:table-cell office:value-type="string" table:style-name="ce1">
            <text:p>D. Jones makes 2-pt layup from 3 ft (assist by P. Washington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7 20:3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7 20:3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7 20:37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7 ft (block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7 20:37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7 20:37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7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7 20:37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1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7 20:37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7 20:37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7 20:37:53</text:p>
          </table:table-cell>
          <table:table-cell office:value-type="string" table:style-name="ce1">
            <text:p>Turnover by P. Washington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7 20:38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7 20:38:0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8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7 20:38:14</text:p>
          </table:table-cell>
          <table:table-cell office:value-type="string" table:style-name="ce1">
            <text:p>L. Dončić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7 20:38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7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. Horford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Turnover by L. Dončić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J. Green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7 20:3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at rim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7 20:39:30</text:p>
          </table:table-cell>
          <table:table-cell office:value-type="string" table:style-name="ce1">
            <text:p>Turnover by P. Washington (bad pass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39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0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layup from 2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7 20:39:49</text:p>
          </table:table-cell>
          <table:table-cell office:value-type="string" table:style-name="ce1">
            <text:p>J. Green makes 3-pt jump shot from 24 ft (assist by P. Washington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2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7 20:40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Brown makes 3-pt jump shot from 24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7 20:40:25</text:p>
          </table:table-cell>
          <table:table-cell office:value-type="string" table:style-name="ce1">
            <text:p>K. Irving misses 2-pt layup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5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7 20:40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27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7 20:40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6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2 ft (assist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7 20:40:57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57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lost ball; steal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7 20:41:14</text:p>
          </table:table-cell>
          <table:table-cell office:value-type="string" table:style-name="ce1">
            <text:p>Turnover by K. Irving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L. Dončić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7 20:41:27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7 20:4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9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7 20:41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J. Tatum makes 3-pt jump shot from 2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7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D. Jones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L. Dončić misses free throw 1 of 1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7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7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. Pritchard makes 3-pt jump shot from 49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7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7 20:30:15</text:p>
          </table:table-cell>
          <table:table-cell office:value-type="string" table:style-name="ce1">
            <text:p>D. Gafford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7 20:3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7 20:3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7 20:30:2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6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7 20:30:36</text:p>
          </table:table-cell>
          <table:table-cell office:value-type="string" table:style-name="ce1">
            <text:p>L. Dončić makes 2-pt jump shot from 1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7 20:3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dunk from 1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7 20:31:12</text:p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7 20:31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3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7 20:3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Gafford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7 20:3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7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7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8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7 20:31:57</text:p>
          </table:table-cell>
          <table:table-cell office:value-type="string" table:style-name="ce1">
            <text:p>Personal foul by J. Holiday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48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>D. Gafford makes 2-pt layup from 3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0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7 20:32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. Horford makes 3-pt jump shot from 24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7 20:32:23</text:p>
          </table:table-cell>
          <table:table-cell office:value-type="string" table:style-name="ce1">
            <text:p>Personal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7 20:32:23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A. Hor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. Hor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7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layup from 5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>J. Green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7 20:33:10</text:p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0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7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7 20:3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7 20:33:28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7 20:33:41</text:p>
          </table:table-cell>
          <table:table-cell office:value-type="string" table:style-name="ce1">
            <text:p>L. Dončić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7 20:33:42</text:p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2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7 20:33:43</text:p>
          </table:table-cell>
          <table:table-cell office:value-type="string" table:style-name="ce1">
            <text:p>J. Green makes 2-pt layup from 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7 20:33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3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7 20:33:54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7 20:34:06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7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7 20:34:21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K. Irving makes 2-pt jump shot from 11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7 20:34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7 20:35:05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7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7 20:35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7 20:35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7 20:35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2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7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7 20:35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7 20:35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8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7 20:36:0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0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7 20:36:05</text:p>
          </table:table-cell>
          <table:table-cell office:value-type="string" table:style-name="ce1">
            <text:p>J. Green makes 3-pt jump shot from 23 ft (assist by K. Irving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59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7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8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Holiday makes 2-pt jump shot from 16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Shooting foul by K. Porziņģis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T. Hardawa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7 20:37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dunk from 1 ft (block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8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7 20:37:1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0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7 20:37:15</text:p>
          </table:table-cell>
          <table:table-cell office:value-type="string" table:style-name="ce1">
            <text:p>Turnover by L. Dončić (lost ball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5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7 20:37:28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7 20:37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1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7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7 20:37:5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0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D. Exum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M. Kleber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7 20:38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9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7 20:38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1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7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7 20:38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7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7 20:38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8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7 20:38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9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7 20:38:4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7 20:38:47</text:p>
          </table:table-cell>
          <table:table-cell office:value-type="string" table:style-name="ce1">
            <text:p>T. Hardaway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7 20:38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8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7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A. Horford (drawn by D. Ex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. Exum makes free throw 1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J. Green enters the game for T. Hardaway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. Exum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7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7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7 20:39:33</text:p>
          </table:table-cell>
          <table:table-cell office:value-type="string" table:style-name="ce1">
            <text:p>L. Dončić misses 3-pt jump shot from 29 ft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3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>K. Irving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7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. Hauser makes 2-pt jump shot from 16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7 20:40:04</text:p>
          </table:table-cell>
          <table:table-cell office:value-type="string" table:style-name="ce1">
            <text:p>J. Gree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4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7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7 20:40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Brown makes 2-pt jump shot from 2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7 20:40:29</text:p>
          </table:table-cell>
          <table:table-cell office:value-type="string" table:style-name="ce1">
            <text:p>J. Green misses 2-pt dunk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9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7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7 20:4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8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7 20:40:43</text:p>
          </table:table-cell>
          <table:table-cell office:value-type="string" table:style-name="ce1">
            <text:p>L. Dončić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7 20:40:45</text:p>
          </table:table-cell>
          <table:table-cell office:value-type="string" table:style-name="ce1">
            <text:p>Of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7 20:40:48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7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7 20:4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7 20:4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1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7 20:41:23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7 20:41:37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7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7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7 20:30:23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7 20:30:35</text:p>
          </table:table-cell>
          <table:table-cell office:value-type="string" table:style-name="ce1">
            <text:p>L. Dončić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7 20:30:37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7 20:30:39</text:p>
          </table:table-cell>
          <table:table-cell office:value-type="string" table:style-name="ce1">
            <text:p>D. Lively misses 2-pt dunk from 3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7 20:30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7 20:3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7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out of bounds lost ba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7 20:31:09</text:p>
          </table:table-cell>
          <table:table-cell office:value-type="string" table:style-name="ce1">
            <text:p>D. Jones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7 20:3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7 20:3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K. Porziņģi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1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7 20:3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1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7 20:3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7 20:3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5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7 20:3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5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7 20:31:49</text:p>
          </table:table-cell>
          <table:table-cell office:value-type="string" table:style-name="ce1">
            <text:p>D. Jones misses 2-pt jump shot from 9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J. Brown (drawn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7 20:32:18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8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7 20:32:22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7 20:32:32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2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7 20:32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3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7 20:32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K. Porziņģis makes 2-pt dunk from 3 ft (assist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1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T. Hardaway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7 20:33:10</text:p>
          </table:table-cell>
          <table:table-cell office:value-type="string" table:style-name="ce1">
            <text:p>L. Dončić makes 3-pt jump shot from 28 ft (assist by K. Irving)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0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7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9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>L. Dončić makes 2-pt layup from 3 ft (assist by K. Irving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2-9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7 20:34:18</text:p>
          </table:table-cell>
          <table:table-cell office:value-type="string" table:style-name="ce1">
            <text:p>K. Irving makes 3-pt jump shot from 25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8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7 20:34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jump shot from 1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7 20:34:55</text:p>
          </table:table-cell>
          <table:table-cell office:value-type="string" table:style-name="ce1">
            <text:p>Turnover by L. Dončić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7 20:35:1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2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7 20:35:20</text:p>
          </table:table-cell>
          <table:table-cell office:value-type="string" table:style-name="ce1">
            <text:p>J. Gree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7 20:35:22</text:p>
          </table:table-cell>
          <table:table-cell office:value-type="string" table:style-name="ce1">
            <text:p>Of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7 20:35:25</text:p>
          </table:table-cell>
          <table:table-cell office:value-type="string" table:style-name="ce1">
            <text:p>K. Irving misses 2-pt jump shot from 20 ft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7 20:35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7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7 20:35:41</text:p>
          </table:table-cell>
          <table:table-cell office:value-type="string" table:style-name="ce1">
            <text:p>L. Dončić makes 3-pt jump shot from 26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7 20:36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M. Kleber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7 20:36:24</text:p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7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7 20:36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7 20:37:02</text:p>
          </table:table-cell>
          <table:table-cell office:value-type="string" table:style-name="ce1">
            <text:p>Turnover by P. Washington (bad pass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7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J. Tatum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7 20:37:2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7 20:37:36</text:p>
          </table:table-cell>
          <table:table-cell office:value-type="string" table:style-name="ce1">
            <text:p>Turnover by L. Dončić (lost ball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7 20:37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7 20:37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7 20:37:58</text:p>
          </table:table-cell>
          <table:table-cell office:value-type="string" table:style-name="ce1">
            <text:p>L. Dončić makes 2-pt layup from 3 ft (assist by M. Kleber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0-1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8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4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7 20:38:3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3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7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10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7 20:38:50</text:p>
          </table:table-cell>
          <table:table-cell office:value-type="string" table:style-name="ce1">
            <text:p>P. Washington makes 2-pt layup from 2 ft (assist by L. Dončić)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7 20:38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7 20:39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7 20:39:15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Turnover by L. Dončić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J. Hardy enters the game for T. Hardaway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A. Lawso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. Powell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O. Prosp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7 20:39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5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7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7 20:39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1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17 20:39:42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Shooting foul by A. Horford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J. Hardy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17 20:40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2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17 20:4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L. Korne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5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17 20:40:51</text:p>
          </table:table-cell>
          <table:table-cell office:value-type="string" table:style-name="ce1">
            <text:p>J. Hardy makes 2-pt jump shot from 18 f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17 20:4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2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17 20:41:14</text:p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>Personal take foul by S. Hauser (drawn by O. Prosper)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O. Brissett enters the game for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S. Mykhailiuk enters the game for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17 20:41:27</text:p>
          </table:table-cell>
          <table:table-cell office:value-type="string" table:style-name="ce1">
            <text:p>J. Hardy misses 2-pt dunk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17 20:41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Mykhailiuk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8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17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17 20:41:39</text:p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9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